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F4CF77725F.png" manifest:media-type="image/png"/>
  <manifest:file-entry manifest:full-path="Pictures/10000201000003E0000002F442BC1932.png" manifest:media-type="image/png"/>
  <manifest:file-entry manifest:full-path="Pictures/10000201000003E0000002F43FA4E6DF.png" manifest:media-type="image/png"/>
  <manifest:file-entry manifest:full-path="Pictures/10000201000003E0000002F48A09125F.png" manifest:media-type="image/png"/>
  <manifest:file-entry manifest:full-path="Pictures/10000201000003E0000002F4988FC3E4.png" manifest:media-type="image/png"/>
  <manifest:file-entry manifest:full-path="Pictures/10000201000003E0000002F4068DCD50.png" manifest:media-type="image/png"/>
  <manifest:file-entry manifest:full-path="Pictures/10000201000003E0000002F4AEBEBF86.png" manifest:media-type="image/png"/>
  <manifest:file-entry manifest:full-path="Pictures/10000201000003E0000002F4A5FDAD2F.png" manifest:media-type="image/png"/>
  <manifest:file-entry manifest:full-path="Pictures/10000201000003E0000002F4CBCE953B.png" manifest:media-type="image/png"/>
  <manifest:file-entry manifest:full-path="Pictures/1000020100000280000001E0BA8C1138.png" manifest:media-type="image/png"/>
  <manifest:file-entry manifest:full-path="Pictures/10000201000003E0000002F4ABE62C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02cm, 3.559cm, 7.563cm, 3.6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81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66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0.83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491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cm, 7.022cm, 6.431cm, 7.068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65cm, 4.89cm, 6.1cm, 4.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34cm, 1.91cm, 6.431cm, 1.6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76cm, 2.809cm, 4.089cm, 2.78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76cm, 4.009cm, 4.889cm, 0.88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76cm, 3.209cm, 6.789cm, 2.981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76cm, 0.909cm, 3.28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T1" style:family="text">
      <style:text-properties style:font-name="DejaVu Sans Condens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6.35cm" svg:x="4.8cm" svg:y="19.6cm">
          <draw:image xlink:href="Pictures/10000201000003E0000002F4ABE62C98.png" xlink:type="simple" xlink:show="embed" xlink:actuate="onLoad">
            <text:p/>
          </draw:image>
        </draw:frame>
        <draw:frame draw:style-name="gr2" draw:text-style-name="P1" draw:layer="layout" svg:width="20.319cm" svg:height="15.239cm" svg:x="19.541cm" svg:y="13.381cm">
          <draw:image xlink:href="Pictures/1000020100000280000001E0BA8C1138.png" xlink:type="simple" xlink:show="embed" xlink:actuate="onLoad">
            <text:p/>
          </draw:image>
        </draw:frame>
        <draw:frame draw:style-name="gr3" draw:text-style-name="P3" draw:layer="layout" svg:width="3.7cm" svg:height="2.163cm" svg:x="20.6cm" svg:y="16.2cm">
          <draw:text-box>
            <text:p text:style-name="P2"><text:span text:style-name="T1">Current President</text:span></text:p>
          </draw:text-box>
        </draw:frame>
        <draw:frame draw:style-name="gr4" draw:text-style-name="P3" draw:layer="layout" svg:width="4cm" svg:height="2.011cm" svg:x="20.3cm" svg:y="23.3cm">
          <draw:text-box>
            <text:p text:style-name="P2"><text:span text:style-name="T1">Missing person</text:span></text:p>
          </draw:text-box>
        </draw:frame>
        <draw:frame draw:style-name="gr4" draw:text-style-name="P3" draw:layer="layout" svg:width="3cm" svg:height="2.011cm" svg:x="33.9cm" svg:y="25.889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3.7cm" svg:height="1.181cm" svg:x="26.9cm" svg:y="13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5cm" svg:height="2.011cm" svg:x="25.8cm" svg:y="27.3cm">
          <draw:text-box>
            <text:p text:style-name="P2"><text:span text:style-name="T1">Prosecutor's death</text:span></text:p>
          </draw:text-box>
        </draw:frame>
        <draw:frame draw:style-name="gr6" draw:text-style-name="P3" draw:layer="layout" svg:width="3.8cm" svg:height="2.841cm" svg:x="36.2cm" svg:y="19.537cm">
          <draw:text-box>
            <text:p text:style-name="P2"><text:span text:style-name="T1">Former </text:span></text:p>
            <text:p text:style-name="P2"><text:span text:style-name="T1">Vice-President</text:span></text:p>
          </draw:text-box>
        </draw:frame>
        <draw:frame draw:style-name="gr6" draw:text-style-name="P3" draw:layer="layout" svg:width="3.7cm" svg:height="2.841cm" svg:x="33.9cm" svg:y="13.4cm">
          <draw:text-box>
            <text:p text:style-name="P2"><text:span text:style-name="T1">Former Planning minister</text:span></text:p>
          </draw:text-box>
        </draw:frame>
        <draw:frame draw:style-name="gr7" draw:text-style-name="P2" draw:layer="layout" svg:width="14cm" svg:height="10.67cm" svg:x="8cm" svg:y="25.13cm">
          <draw:image xlink:href="Pictures/10000201000003E0000002F4CBCE953B.png" xlink:type="simple" xlink:show="embed" xlink:actuate="onLoad">
            <text:p/>
          </draw:image>
        </draw:frame>
        <draw:frame draw:style-name="gr7" draw:text-style-name="P2" draw:layer="layout" svg:width="15cm" svg:height="11.43cm" svg:x="4.9cm" svg:y="7.17cm">
          <draw:image xlink:href="Pictures/10000201000003E0000002F4A5FDAD2F.png" xlink:type="simple" xlink:show="embed" xlink:actuate="onLoad">
            <text:p/>
          </draw:image>
        </draw:frame>
        <draw:frame draw:style-name="gr8" draw:text-style-name="P2" draw:layer="layout" svg:width="12cm" svg:height="7.83cm" svg:x="37.5cm" svg:y="6.4cm">
          <draw:image xlink:href="Pictures/10000201000003E0000002F4AEBEBF86.png" xlink:type="simple" xlink:show="embed" xlink:actuate="onLoad">
            <text:p/>
          </draw:image>
        </draw:frame>
        <draw:frame draw:style-name="gr9" draw:text-style-name="P2" draw:layer="layout" svg:width="15cm" svg:height="8.86cm" svg:x="37.1cm" svg:y="26.54cm">
          <draw:image xlink:href="Pictures/10000201000003E0000002F4068DCD50.png" xlink:type="simple" xlink:show="embed" xlink:actuate="onLoad">
            <text:p/>
          </draw:image>
        </draw:frame>
        <draw:frame draw:style-name="gr10" draw:text-style-name="P2" draw:layer="layout" svg:width="15cm" svg:height="6.74cm" svg:x="41.3cm" svg:y="17.1cm">
          <draw:image xlink:href="Pictures/10000201000003E0000002F4988FC3E4.png" xlink:type="simple" xlink:show="embed" xlink:actuate="onLoad">
            <text:p/>
          </draw:image>
        </draw:frame>
        <draw:frame draw:style-name="gr11" draw:text-style-name="P2" draw:layer="layout" svg:width="15cm" svg:height="9.34cm" svg:x="21.4cm" svg:y="30.7cm">
          <draw:image xlink:href="Pictures/10000201000003E0000002F48A09125F.png" xlink:type="simple" xlink:show="embed" xlink:actuate="onLoad">
            <text:p/>
          </draw:image>
        </draw:frame>
        <draw:frame draw:style-name="gr12" draw:text-style-name="P2" draw:layer="layout" svg:width="10cm" svg:height="5.65cm" svg:x="15.9cm" svg:y="1.85cm">
          <draw:image xlink:href="Pictures/10000201000003E0000002F43FA4E6DF.png" xlink:type="simple" xlink:show="embed" xlink:actuate="onLoad">
            <text:p/>
          </draw:image>
        </draw:frame>
        <draw:frame draw:style-name="gr13" draw:text-style-name="P2" draw:layer="layout" svg:width="10cm" svg:height="4.93cm" svg:x="26.3cm" svg:y="2.2cm">
          <draw:image xlink:href="Pictures/10000201000003E0000002F442BC1932.png" xlink:type="simple" xlink:show="embed" xlink:actuate="onLoad">
            <text:p/>
          </draw:image>
        </draw:frame>
        <draw:frame draw:style-name="gr14" draw:text-style-name="P2" draw:layer="layout" svg:width="10cm" svg:height="5.81cm" svg:x="21.8cm" svg:y="7.19cm">
          <draw:image xlink:href="Pictures/10000201000003E0000002F4CF7772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12:03.057488489</meta:creation-date>
    <dc:date>2018-05-15T14:39:34.170879262</dc:date>
    <meta:editing-duration>PT13M2S</meta:editing-duration>
    <meta:editing-cycles>4</meta:editing-cycles>
    <meta:generator>LibreOffice/4.4.6.3$Linux_X86_64 LibreOffice_project/40m0$Build-3</meta:generator>
    <meta:document-statistic meta:object-count="18"/>
  </office:meta>
</office:document-meta>
</file>